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1000000AF3C0B1A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241d14" officeooo:paragraph-rsid="001a4aab" style:font-weight-asian="normal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normal" officeooo:rsid="00369af6" officeooo:paragraph-rsid="00369af6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398b2e" officeooo:paragraph-rsid="00398b2e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49f5e9" officeooo:paragraph-rsid="00398b2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41d14" officeooo:paragraph-rsid="00241d1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a4aab" officeooo:paragraph-rsid="001bf714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a4aab" officeooo:paragraph-rsid="001bf714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44fc6a" officeooo:paragraph-rsid="00398b2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bf714" officeooo:paragraph-rsid="00241d14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48d6fc" officeooo:paragraph-rsid="00398b2e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3ab393" officeooo:paragraph-rsid="003ab393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3c168a" officeooo:paragraph-rsid="003c168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c168a" officeooo:paragraph-rsid="003c168a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a4aab" officeooo:paragraph-rsid="001a4aab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369af6" officeooo:paragraph-rsid="001a4aab" style:font-weight-asian="bold" style:font-weight-complex="bold"/>
    </style:style>
    <style:style style:name="T1" style:family="text">
      <style:text-properties officeooo:rsid="002beab1"/>
    </style:style>
    <style:style style:name="T2" style:family="text">
      <style:text-properties style:text-position="super 58%" fo:font-size="12pt"/>
    </style:style>
    <style:style style:name="T3" style:family="text">
      <style:text-properties officeooo:rsid="00329476"/>
    </style:style>
    <style:style style:name="T4" style:family="text">
      <style:text-properties officeooo:rsid="00377f6a"/>
    </style:style>
    <style:style style:name="T5" style:family="text">
      <style:text-properties officeooo:rsid="0038c2c4"/>
    </style:style>
    <style:style style:name="T6" style:family="text">
      <style:text-properties fo:font-weight="bold" officeooo:rsid="003e5fc0" style:font-weight-asian="bold" style:font-weight-complex="bold"/>
    </style:style>
    <style:style style:name="T7" style:family="text">
      <style:text-properties officeooo:rsid="00398b2e"/>
    </style:style>
    <style:style style:name="T8" style:family="text">
      <style:text-properties fo:font-size="10pt"/>
    </style:style>
    <style:style style:name="T9" style:family="text">
      <style:text-properties fo:font-size="10pt" officeooo:rsid="0049f5e9"/>
    </style:style>
    <style:style style:name="T10" style:family="text">
      <style:text-properties officeooo:rsid="0049f5e9"/>
    </style:style>
    <style:style style:name="T11" style:family="text">
      <style:text-properties fo:font-size="8pt"/>
    </style:style>
    <style:style style:name="T12" style:family="text">
      <style:text-properties style:text-position="sub 58%"/>
    </style:style>
    <style:style style:name="T13" style:family="text">
      <style:text-properties officeooo:rsid="00389953"/>
    </style:style>
    <style:style style:name="T14" style:family="text">
      <style:text-properties officeooo:rsid="0045098e"/>
    </style:style>
    <style:style style:name="T15" style:family="text">
      <style:text-properties officeooo:rsid="003c168a"/>
    </style:style>
    <style:style style:name="T16" style:family="text">
      <style:text-properties officeooo:rsid="003d702f"/>
    </style:style>
    <style:style style:name="T17" style:family="text">
      <style:text-properties officeooo:rsid="003e5fc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QUIZ</text:span> – <text:span text:style-name="T3">2</text:span></text:p>
      <text:p text:style-name="P15"/>
      <text:p text:style-name="P1"/>
      <text:p text:style-name="P5"/>
      <text:list text:style-name="L1">
        <text:list-item>
          <text:p text:style-name="P2"><text:span text:style-name="T16">(15 points) </text:span>Write a function that compares two float numbers and returns True if they are <text:span text:style-name="T5">equal</text:span>, False if not. (Hint: directly comparing with “=” is not meant. <text:span text:style-name="T4">D</text:span>efine a function, for a given epsilon value, <text:span text:style-name="T4">that checks two values are close enough or not.</text:span> )</text:p>
        </text:list-item>
      </text:list>
      <text:p text:style-name="P6"/>
      <text:list text:continue-numbering="true" text:style-name="L1">
        <text:list-item>
          <text:p text:style-name="P3"><text:span text:style-name="T16">(15 points) </text:span>Compare the following complexities, and put them in order :</text:p>
          <text:list>
            <text:list-item>
              <text:p text:style-name="P3">O( n! )</text:p>
            </text:list-item>
            <text:list-item>
              <text:p text:style-name="P3">O(n<text:span text:style-name="T2">2</text:span>)</text:p>
            </text:list-item>
            <text:list-item>
              <text:p text:style-name="P3">O(2<text:span text:style-name="T2">n</text:span>)</text:p>
            </text:list-item>
            <text:list-item>
              <text:p text:style-name="P3">O(n log(n) )</text:p>
            </text:list-item>
          </text:list>
          <text:p text:style-name="P7"/>
        </text:list-item>
        <text:list-item>
          <text:p text:style-name="P8"><text:span text:style-name="T16">(20 points) </text:span><text:span text:style-name="T13">W</text:span>hat is the main difference between a stack and a queue <text:span text:style-name="T14">in terms of data insertion and deletion.</text:span></text:p>
        </text:list-item>
      </text:list>
      <text:p text:style-name="P9"><text:s text:c="12"/></text:p>
      <text:list text:continue-numbering="true" text:style-name="L1">
        <text:list-item>
          <text:p text:style-name="P10"><text:span text:style-name="T16">(40 points, </text:span><text:span text:style-name="T17">you may do each sub-question </text:span><text:span text:style-name="T6">independently</text:span><text:span text:style-name="T16">) </text:span><text:span text:style-name="T13">F</text:span>or the number sequence a<text:span text:style-name="T11">n+1</text:span><text:span text:style-name="T8"> </text:span>= <text:s/>2 a<text:span text:style-name="T12">n-1</text:span> + a<text:span text:style-name="T11">n-2</text:span></text:p>
          <text:list>
            <text:list-item>
              <text:p text:style-name="P10"><text:span text:style-name="T13">F</text:span>ind a mathematical formula that <text:span text:style-name="T10">calculates n-th value of this sequence ( hint: add a</text:span><text:span text:style-name="T9">n</text:span><text:span text:style-name="T10"> to both sides) </text:span></text:p>
            </text:list-item>
            <text:list-item>
              <text:p text:style-name="P4">Write a recursive algorithm that calculates n-th value.</text:p>
            </text:list-item>
          </text:list>
        </text:list-item>
      </text:list>
      <text:p text:style-name="P9"/>
      <text:list text:continue-numbering="true" text:style-name="L1">
        <text:list-item>
          <text:p text:style-name="P11"><text:span text:style-name="T16">(40 points, </text:span><text:span text:style-name="T17">every sub-question is </text:span><text:span text:style-name="T6">dependent</text:span><text:span text:style-name="T16"> </text:span><text:span text:style-name="T17">to previous one</text:span><text:span text:style-name="T16">) </text:span>Using binary tree data structure, write the following code :</text:p>
          <text:list>
            <text:list-item>
              <text:p text:style-name="P12">Implement a binary tree class (or Node class, they are the same thing)</text:p>
            </text:list-item>
            <text:list-item>
              <text:p text:style-name="P12">Create a random list of length 100 containing integers.</text:p>
            </text:list-item>
            <text:list-item>
              <text:p text:style-name="P12">Insert the values in the random list to the binary tree.</text:p>
            </text:list-item>
          </text:list>
        </text:list-item>
      </text:list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701in" fo:page-height="11.6902in" style:num-format="1" style:print-orientation="portrait" fo:margin-top="0.1in" fo:margin-bottom="0.7874in" fo:margin-left="0.3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Resim 6" text:anchor-type="char" svg:x="0in" svg:y="-0.0008in" svg:width="1.7709in" svg:height="0.9583in" draw:z-index="0"><draw:image xlink:href="Pictures/1000000000000111000000AF3C0B1AC0.jpg" xlink:type="simple" xlink:show="embed" xlink:actuate="onLoad" draw:mime-type="image/jpeg"/><svg:desc>logo, grafik, grafik tasarım, tasarım içeren bir resim

Açıklama otomatik olarak oluşturuldu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22:27:21.216090052</meta:creation-date>
    <dc:date>2025-12-06T12:10:21.248204145</dc:date>
    <meta:editing-duration>PT2H31M53S</meta:editing-duration>
    <meta:editing-cycles>26</meta:editing-cycles>
    <meta:generator>LibreOffice/24.2.7.2$Linux_X86_64 LibreOffice_project/420$Build-2</meta:generator>
    <meta:document-statistic meta:table-count="0" meta:image-count="1" meta:object-count="0" meta:page-count="1" meta:paragraph-count="16" meta:word-count="198" meta:character-count="1079" meta:non-whitespace-character-count="895"/>
  </office:meta>
</office:document-meta>
</file>